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ANIA:</text:p>
      <text:p text:style-name="Standard"/>
      <text:p text:style-name="Standard">1. Ekstrema funkcji dwóch zmiennych: definicja i sposoby znajdowania.</text:p>
      <text:p text:style-name="Standard">2. Dyskretne zmienne losowe oraz ich najważniejsze rozkłady.</text:p>
      <text:p text:style-name="Standard">3. Graf eulerowski, graf hamiltonowski, liczba chromatyczna grafu; definicje i związane z tymi pojęciami twierdzenia.</text:p>
      <text:p text:style-name="Standard">4. Wektory i wartości własne macierzy; numeryczne algorytmy ich wyznaczania.</text:p>
      <text:p text:style-name="Standard">5. Rozwiązywanie układów równań liniowych: metoda eliminacji Gaussa i metoda Gaussa-Seidla.</text:p>
      <text:p text:style-name="Standard">6. Pojęcia relacji równoważności i zbioru ilorazowego.</text:p>
      <text:p text:style-name="Standard">7. Omówić pojęcia przypadku użycia systemu i scenariusza przypadku użycia.</text:p>
      <text:p text:style-name="Standard">8. Omówić znane metody synchronizacji procesów.</text:p>
      <text:p text:style-name="Standard">9. Przedstawić i omówić hierarchię Chomsky’ego ze szczególnym uwzględnieniem występujących w niej definicji gramatyk.</text:p>
      <text:p text:style-name="Standard">10. Model ISO OSI. Przykłady protokołów w poszczególnych warstwach.</text:p>
      <text:p text:style-name="Standard">11. Podstawowe metody indeksowania w systemach baz danych.</text:p>
      <text:p text:style-name="Standard">12. Omówić metody reprezentacji grafów oraz metody przeglądania (DFS,BFS).</text:p>
      <text:p text:style-name="Standard">13. Omówić znane szybkie algorytmy sortowania przez porównanie.</text:p>
      <text:p text:style-name="Standard">14. Omówić znane algorytmy znajdowania najkrótszych ścieżek w grafie.</text:p>
      <text:p text:style-name="Standard">15. Zdefiniować pojęcie semantycznej poprawności algorytmu (częściowa poprawność, własność stopu,</text:p>
      <text:p text:style-name="Standard">określoność obliczeń).</text:p>
      <text:p text:style-name="Standard">16. Zdefiniować pojęcia asercjii <text:s/>niezmiennika; omówić sposób wykorzystania tych pojęć w dowodzeniu semantycznej poprawności algorytmów.</text:p>
      <text:p text:style-name="Standard">17. Na czym polega programowanie dynamiczne? Własności i przykłady zastosowań.</text:p>
      <text:p text:style-name="Standard"/>
      <text:p text:style-name="Standard">18. Proszę przedstawić podstawowe podejścia do problemu regresji z wykorzystaniem metod uczenia maszynowego. Co oznacza pojęcie modelu liniowego? Co to są funkcje bazowe? Proszę przedstawić rozwiązanie problemu za pomocą metod spadku gradientu i trzy przykładowe algorytmy.</text:p>
      <text:p text:style-name="Standard"/>
      <text:p text:style-name="Standard">19. Proszę zdefiniować pojęcie drzewa decyzyjnego w uczeniu maszynowym. W jaki sposób takie drzewo jest budowane? Czy drzewa decyzyjne można wykorzystać zarówno w problemach regresji jak i klasyfikacji? W jaki sposób modele drzew decyzyjnych można wykorzystać w modelach typu ensemble?</text:p>
      <text:p text:style-name="Standard"/>
      <text:p text:style-name="Standard"><text:soft-page-break/>20. Podaj twierdzenie Bayesa. Czym różni się wnioskowanie bayesowskie od wnioskowania częstotliwościowego stosowanego w podejściu klasycznym?</text:p>
      <text:p text:style-name="Standard"/>
      <text:p text:style-name="Standard">21. Na czym polega naiwny algorytm bayesowski klasyfikacji tekstów? Co w nim zakładamy i jaką funkcję minimalizujemy.</text:p>
      <text:p text:style-name="Standard"/>
      <text:p text:style-name="Standard"/>
      <text:p text:style-name="Standard">22. Co to jest funkcja wiarygodności? Czym różnią się funkcję wiarygodności w statystyce klasycznej, a bayesowskiej?</text:p>
      <text:p text:style-name="Standard">p(D|Q) - klasyczna, p(Q|D) - bayesowska - prawdopodobienstwo aposteriori</text:p>
      <text:p text:style-name="Standard"/>
      <text:p text:style-name="Standard"/>
      <text:p text:style-name="Standard">23. Proszę przedstawić regułę uczenia Bayesowskiego. Proszę uwzględnić w odpowiedzi definicję pojęcia likelihood, reguły Bayesa, pojęć prior i posterior. Czym różni się podejście Bayesowskie od podejścia Maximum Likelihood?</text:p>
      <text:p text:style-name="Standard">MLE vs MAP, IID</text:p>
      <text:p text:style-name="Standard"><text:tab/></text:p>
      <text:p text:style-name="Standard">24. Do czego służy metoda Monte Carlo oparta na łańcuchach Markowa?</text:p>
      <text:p text:style-name="Standard"/>
      <text:p text:style-name="Standard">25. Cele i metody analizy filogenetycznej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0" meta:word-count="354" meta:character-count="2729" meta:non-whitespace-character-count="2402"/>
    <meta:generator>LibreOfficeDev/6.0.5.2$Linux_X86_64 LibreOffice_project/</meta:generator>
  </office:meta>
</office:document-meta>
</file>